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Quotations">
      <style:paragraph-properties fo:margin-left="1cm" fo:margin-right="1cm" fo:margin-top="0cm" fo:margin-bottom="0.499cm" style:contextual-spacing="false" fo:line-height="114%" fo:text-indent="0cm" style:auto-text-indent="false"/>
      <style:text-properties style:font-name="Google Sans Text" fo:font-weight="bold"/>
    </style:style>
    <style:style style:name="P2" style:family="paragraph" style:parent-style-name="Quotations">
      <style:paragraph-properties fo:margin-left="1cm" fo:margin-right="1cm" fo:margin-top="0cm" fo:margin-bottom="0.499cm" style:contextual-spacing="false" fo:line-height="114%" fo:text-indent="0cm" style:auto-text-indent="false"/>
      <style:text-properties style:font-name="Google Sans Text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Yluthoor Model: Informational Vacuum Density and the Energetics of Kilonova Events</text:p>
      <text:p text:style-name="P2"><text:span text:style-name="T1">Abstract:</text:span> Proponhamos uma extensão do Modelo Yluthoor como uma parametrização de gravidade efetiva informacional para descrever a dinâmica de objetos compactos e a nucleossíntese de elementos pesados. Diferente do modelo padrão $\Lambda$CDM, o Yluthoor introduz uma densidade informacional do vácuo $Y$, acoplada à geometria através do parâmetro $\nu_X$. Calibramos o modelo utilizando dados de Cronômetros Cósmicos e a compilação Pantheon+, obtendo um acoplamento $\nu_X = (3,2 \pm 0,4) \times 10^{-10}$. Aplicamos esta estrutura ao cenário de fusão de estrelas de nêutrons (Kilonova GW170817), onde demonstramos que a perturbação do tecido espaço-tempo em escala de Planck ($L_P$) atua como um regulador entrópico. Nossos resultados indicam que o fluxo informacional $X$ sustenta a estabilidade nuclear necessária para o processo-r, sugerindo que a densidade informacional do vácuo é um componente ativo na evolução química do universo e na emissão de ondas gravitacionai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6T20:20:55.631407400</meta:creation-date>
    <dc:date>2025-12-26T20:21:36.172206700</dc:date>
    <meta:editing-duration>PT40S</meta:editing-duration>
    <meta:editing-cycles>1</meta:editing-cycles>
    <meta:document-statistic meta:table-count="0" meta:image-count="0" meta:object-count="0" meta:page-count="1" meta:paragraph-count="2" meta:word-count="151" meta:character-count="1061" meta:non-whitespace-character-count="912"/>
    <meta:generator>LibreOffice/25.8.3.2$Windows_X86_64 LibreOffice_project/8ca8d55c161d602844f5428fa4b58097424e324e</meta:generator>
  </office:meta>
</office:document-meta>
</file>